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7.216cm"/>
    </style:style>
    <style:style style:name="co3" style:family="table-column">
      <style:table-column-properties fo:break-before="auto" style:column-width="3.916cm"/>
    </style:style>
    <style:style style:name="co4" style:family="table-column">
      <style:table-column-properties fo:break-before="auto" style:column-width="1.79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4.112cm"/>
    </style:style>
    <style:style style:name="co8" style:family="table-column">
      <style:table-column-properties fo:break-before="auto" style:column-width="2.21cm"/>
    </style:style>
    <style:style style:name="co9" style:family="table-column">
      <style:table-column-properties fo:break-before="auto" style:column-width="2.489cm"/>
    </style:style>
    <style:style style:name="co10" style:family="table-column">
      <style:table-column-properties fo:break-before="auto" style:column-width="1.118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SunPos2">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SunPos2"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7"/>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7"/>
        <table:table-column table:style-name="co10" table:default-cell-style-name="ce2"/>
        <table:table-column table:style-name="co9" table:number-columns-repeated="247" table:default-cell-style-name="ce2"/>
        <table:table-column table:style-name="co9" table:number-columns-repeated="767" table:default-cell-style-name="Default"/>
        <table:table-row table:style-name="ro1">
          <table:table-cell table:style-name="ce1" office:value-type="string">
            <text:p>Finding the Position of the Sun (more precise method)</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local civil time (hour)</text:p>
          </table:table-cell>
          <table:table-cell table:style-name="ce5" office:value-type="float" office:value="0">
            <text:p>0</text:p>
          </table:table-cell>
          <table:table-cell table:number-columns-repeated="2"/>
          <table:table-cell table:style-name="ce3" office:value-type="string">
            <text:p>Output</text:p>
          </table:table-cell>
          <table:table-cell table:style-name="ce5" office:value-type="string">
            <text:p>Sun RA (hour)</text:p>
          </table:table-cell>
          <table:table-cell table:style-name="ce5" table:formula="of:=DHHOUR([.C17])" office:value-type="float" office:value="8">
            <text:p>8</text:p>
          </table:table-cell>
          <table:table-cell office:value-type="string">
            <text:p>=DHHour(C17)</text:p>
          </table:table-cell>
          <table:table-cell table:style-name="ce4" table:number-columns-repeated="2"/>
          <table:table-cell table:number-columns-repeated="1013"/>
        </table:table-row>
        <table:table-row table:style-name="ro2">
          <table:table-cell table:style-name="ce3"/>
          <table:table-cell table:style-name="ce5" office:value-type="string">
            <text:p>local civil time (min)</text:p>
          </table:table-cell>
          <table:table-cell table:style-name="ce5" office:value-type="float" office:value="0">
            <text:p>0</text:p>
          </table:table-cell>
          <table:table-cell table:number-columns-repeated="2"/>
          <table:table-cell table:style-name="ce3"/>
          <table:table-cell table:style-name="ce5" office:value-type="string">
            <text:p>Sun RA (min)</text:p>
          </table:table-cell>
          <table:table-cell table:style-name="ce5" table:formula="of:=DHMIN([.C17])" office:value-type="float" office:value="26">
            <text:p>26</text:p>
          </table:table-cell>
          <table:table-cell office:value-type="string">
            <text:p>=DHMin(C17)</text:p>
          </table:table-cell>
          <table:table-cell table:style-name="ce4" table:number-columns-repeated="2"/>
          <table:table-cell table:number-columns-repeated="1013"/>
        </table:table-row>
        <table:table-row table:style-name="ro2">
          <table:table-cell table:style-name="ce3"/>
          <table:table-cell table:style-name="ce5" office:value-type="string">
            <text:p>local civil time (sec)</text:p>
          </table:table-cell>
          <table:table-cell table:style-name="ce5" office:value-type="float" office:value="0">
            <text:p>0</text:p>
          </table:table-cell>
          <table:table-cell table:number-columns-repeated="2"/>
          <table:table-cell table:style-name="ce3"/>
          <table:table-cell table:style-name="ce5" office:value-type="string">
            <text:p>Sun RA (sec)</text:p>
          </table:table-cell>
          <table:table-cell table:style-name="ce5" table:formula="of:=DHSEC([.C17])" office:value-type="float" office:value="3.83">
            <text:p>3.83</text:p>
          </table:table-cell>
          <table:table-cell office:value-type="string">
            <text:p>=DHSec(C17)</text:p>
          </table:table-cell>
          <table:table-cell table:style-name="ce4" table:number-columns-repeated="2"/>
          <table:table-cell table:number-columns-repeated="1013"/>
        </table:table-row>
        <table:table-row table:style-name="ro2">
          <table:table-cell table:style-name="ce3"/>
          <table:table-cell table:style-name="ce5" office:value-type="string">
            <text:p>local date (day)</text:p>
          </table:table-cell>
          <table:table-cell table:style-name="ce5" office:value-type="float" office:value="27">
            <text:p>27</text:p>
          </table:table-cell>
          <table:table-cell table:number-columns-repeated="2"/>
          <table:table-cell table:style-name="ce3"/>
          <table:table-cell table:style-name="ce5" office:value-type="string">
            <text:p>Sun dec (deg)</text:p>
          </table:table-cell>
          <table:table-cell table:style-name="ce5" table:formula="of:=DDDEG([.C18])" office:value-type="float" office:value="19">
            <text:p>19</text:p>
          </table:table-cell>
          <table:table-cell office:value-type="string">
            <text:p>=DDDeg(C18)</text:p>
          </table:table-cell>
          <table:table-cell table:style-name="ce4" table:number-columns-repeated="2"/>
          <table:table-cell table:number-columns-repeated="1013"/>
        </table:table-row>
        <table:table-row table:style-name="ro2">
          <table:table-cell table:style-name="ce3"/>
          <table:table-cell table:style-name="ce5" office:value-type="string">
            <text:p>local date (month)</text:p>
          </table:table-cell>
          <table:table-cell table:style-name="ce5" office:value-type="float" office:value="7">
            <text:p>7</text:p>
          </table:table-cell>
          <table:table-cell table:number-columns-repeated="2"/>
          <table:table-cell table:style-name="ce3"/>
          <table:table-cell table:style-name="ce5" office:value-type="string">
            <text:p>Sun dec (min)</text:p>
          </table:table-cell>
          <table:table-cell table:style-name="ce5" table:formula="of:=DDMIN([.C18])" office:value-type="float" office:value="12">
            <text:p>12</text:p>
          </table:table-cell>
          <table:table-cell office:value-type="string">
            <text:p>=DDMin(C18)</text:p>
          </table:table-cell>
          <table:table-cell table:style-name="ce4" table:number-columns-repeated="2"/>
          <table:table-cell table:number-columns-repeated="1013"/>
        </table:table-row>
        <table:table-row table:style-name="ro2">
          <table:table-cell table:style-name="ce3"/>
          <table:table-cell table:style-name="ce5" office:value-type="string">
            <text:p>local date (year)</text:p>
          </table:table-cell>
          <table:table-cell table:style-name="ce5" office:value-type="float" office:value="1988">
            <text:p>1988</text:p>
          </table:table-cell>
          <table:table-cell table:number-columns-repeated="2"/>
          <table:table-cell table:style-name="ce3"/>
          <table:table-cell table:style-name="ce5" office:value-type="string">
            <text:p>Sun dec (sec)</text:p>
          </table:table-cell>
          <table:table-cell table:style-name="ce5" table:formula="of:=DDSEC([.C18])" office:value-type="float" office:value="49.72">
            <text:p>49.72</text:p>
          </table:table-cell>
          <table:table-cell office:value-type="string">
            <text:p>=DDSec(C18)</text:p>
          </table:table-cell>
          <table:table-cell table:style-name="ce4" table:number-columns-repeated="2"/>
          <table:table-cell table:number-columns-repeated="1013"/>
        </table:table-row>
        <table:table-row table:style-name="ro2">
          <table:table-cell table:style-name="ce3"/>
          <table:table-cell table:style-name="ce5" office:value-type="string">
            <text:p>daylight saving</text:p>
          </table:table-cell>
          <table:table-cell table:style-name="ce5" office:value-type="float" office:value="0">
            <text:p>0</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style-name="ce5" office:value-type="string">
            <text:p>zone correction</text:p>
          </table:table-cell>
          <table:table-cell table:style-name="ce5" office:value-type="float" office:value="0">
            <text:p>0</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table-cell table:style-name="ce5"/>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1">
            <text:p>1</text:p>
          </table:table-cell>
          <table:table-cell table:style-name="ce4" office:value-type="string">
            <text:p>Gyear</text:p>
          </table:table-cell>
          <table:table-cell table:style-name="ce6" table:formula="of:=LCTGDAY([.C3];[.C4];[.C5];[.C9];[.C10];[.C6];[.C7];[.C8])" office:value-type="float" office:value="27">
            <text:p>27.0000000</text:p>
          </table:table-cell>
          <table:table-cell office:value-type="string">
            <text:p>=LctGDay(C3,C4,C5,C9,C10,C6,C7,C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2">
            <text:p>2</text:p>
          </table:table-cell>
          <table:table-cell table:style-name="ce4" office:value-type="string">
            <text:p>Gmonth</text:p>
          </table:table-cell>
          <table:table-cell table:style-name="ce6" table:formula="of:=LCTGMONTH([.C3];[.C4];[.C5];[.C9];[.C10];[.C6];[.C7];[.C8])" office:value-type="float" office:value="7">
            <text:p>7.0000000</text:p>
          </table:table-cell>
          <table:table-cell office:value-type="string">
            <text:p>=LctGMonth(C3,C4,C5,C9,C10,C6,C7,C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3">
            <text:p>3</text:p>
          </table:table-cell>
          <table:table-cell table:style-name="ce4" office:value-type="string">
            <text:p>Gyear</text:p>
          </table:table-cell>
          <table:table-cell table:style-name="ce6" table:formula="of:=LCTGYEAR([.C3];[.C4];[.C5];[.C9];[.C10];[.C6];[.C7];[.C8])" office:value-type="float" office:value="1988">
            <text:p>1988.0000000</text:p>
          </table:table-cell>
          <table:table-cell office:value-type="string">
            <text:p>=LctGYear(C3,C4,C5,C9,C10,C6,C7,C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4">
            <text:p>4</text:p>
          </table:table-cell>
          <table:table-cell table:style-name="ce4" office:value-type="string">
            <text:p>Sun's ecliptic longitude (deg)</text:p>
          </table:table-cell>
          <table:table-cell table:style-name="ce6" table:formula="of:=SUNLONG([.C3];[.C4];[.C5];[.C9];[.C10];[.C6];[.C7];[.C8])" office:value-type="float" office:value="124.18735156062">
            <text:p>124.1873516</text:p>
          </table:table-cell>
          <table:table-cell office:value-type="string">
            <text:p>=SunLong(C3,C4,C5,C9,C10,C6,C7,C8)</text:p>
          </table:table-cell>
          <table:table-cell table:number-columns-repeated="1020"/>
        </table:table-row>
        <table:table-row table:style-name="ro2">
          <table:table-cell table:style-name="ce4" office:value-type="float" office:value="5">
            <text:p>5</text:p>
          </table:table-cell>
          <table:table-cell table:style-name="ce4" office:value-type="string">
            <text:p>RA (deg)</text:p>
          </table:table-cell>
          <table:table-cell table:style-name="ce6" table:formula="of:=ECRA([.C15];0;0;0;0;0;[.C12];[.C13];[.C14])" office:value-type="float" office:value="126.515955994831">
            <text:p>126.5159560</text:p>
          </table:table-cell>
          <table:table-cell office:value-type="string">
            <text:p>=ECRA(C15,0,0,0,0,0,C12,C13,C14)</text:p>
          </table:table-cell>
          <table:table-cell table:number-columns-repeated="1020"/>
        </table:table-row>
        <table:table-row table:style-name="ro2">
          <table:table-cell table:style-name="ce4" office:value-type="float" office:value="6">
            <text:p>6</text:p>
          </table:table-cell>
          <table:table-cell table:style-name="ce4" office:value-type="string">
            <text:p>RA (hours)</text:p>
          </table:table-cell>
          <table:table-cell table:style-name="ce6" table:formula="of:=DDDH([.C16])" office:value-type="float" office:value="8.43439706632203">
            <text:p>8.4343971</text:p>
          </table:table-cell>
          <table:table-cell office:value-type="string">
            <text:p>=DDDH(C16)</text:p>
          </table:table-cell>
          <table:table-cell table:number-columns-repeated="1020"/>
        </table:table-row>
        <table:table-row table:style-name="ro2">
          <table:table-cell table:style-name="ce4" office:value-type="float" office:value="7">
            <text:p>7</text:p>
          </table:table-cell>
          <table:table-cell table:style-name="ce4" office:value-type="string">
            <text:p>dec (deg)</text:p>
          </table:table-cell>
          <table:table-cell table:style-name="ce6" table:formula="of:=ECDEC([.C15];0;0;0;0;0;[.C12];[.C13];[.C14])" office:value-type="float" office:value="19.2138124338308">
            <text:p>19.2138124</text:p>
          </table:table-cell>
          <table:table-cell office:value-type="string">
            <text:p>=ECDec(C15,0,0,0,0,0,C12,C13,C14)</text:p>
          </table:table-cell>
          <table:table-cell table:number-columns-repeated="1020"/>
        </table:table-row>
        <table:table-row table:style-name="ro2" table:number-rows-repeated="4">
          <table:table-cell table:style-name="ce4" table:number-columns-repeated="3"/>
          <table:table-cell table:number-columns-repeated="1021"/>
        </table:table-row>
        <table:table-row table:style-name="ro2" table:number-rows-repeated="65513">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6:25:11</text:time></text:p>
        </style:region-right>
      </style:header>
      <style:header-left style:display="false"/>
      <style:footer>
        <text:p>Page <text:page-number>1</text:page-number> / <text:page-count>99</text:page-count></text:p>
      </style:footer>
      <style:footer-left style:display="false"/>
    </style:master-page>
    <style:master-page style:name="PageStyle_5f_SunPos2" style:display-name="PageStyle_SunPos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6:25:11.26</dc:date>
    <meta:generator>OpenOffice.org/3.3$Win32 OpenOffice.org_project/330m20$Build-9567</meta:generator>
    <meta:editing-duration>PT54S</meta:editing-duration>
    <meta:editing-cycles>2</meta:editing-cycles>
    <meta:document-statistic meta:table-count="1" meta:cell-count="65"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